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objectwithoutfill">
      <style:graphic-properties draw:marker-start="Small_20_Arrow" draw:marker-end="Small_20_Arrow" draw:marker-end-width="0.2cm"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cm" fo:min-width="0cm" loext:decorative="false"/>
      <style:paragraph-properties style:writing-mode="lr-tb"/>
    </style:style>
    <style:style style:name="gr4" style:family="graphic" style:parent-style-name="objectwithoutfill">
      <style:graphic-properties svg:stroke-width="0.05cm" draw:marker-start-width="0.32cm" draw:marker-end-width="0.32cm" draw:fill="none" draw:textarea-vertical-align="middle" fo:padding-top="0.15cm" fo:padding-bottom="0.15cm" fo:padding-left="0.275cm" fo:padding-right="0.275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966cm" fo:min-width="11.099cm" loext:decorative="false"/>
      <style:paragraph-properties style:writing-mode="lr-tb"/>
    </style:style>
    <style:style style:name="gr6" style:family="graphic" style:parent-style-name="objectwithoutfill">
      <style:graphic-properties draw:stroke="dash" draw:stroke-dash="_32__20_Dots_20_1_20_Dash" draw:fill="none" draw:textarea-vertical-align="middle" loext:decorative="false"/>
    </style:style>
    <style:style style:name="gr7" style:family="graphic" style:parent-style-name="standard">
      <style:graphic-properties svg:stroke-width="0.03cm" svg:stroke-color="#000000" draw:marker-start-width="0.25cm" draw:marker-end-width="0.25cm" draw:fill-color="#c0c0c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8" style:family="graphic" style:parent-style-name="objectwithoutfill">
      <style:graphic-properties draw:marker-start="" draw:marker-end="Small_20_Arrow" draw:marker-end-width="0.2cm" draw:fill="none" draw:textarea-vertical-align="middle" loext:decorative="false"/>
    </style:style>
    <style:style style:name="gr9" style:family="graphic" style:parent-style-name="objectwithoutfill">
      <style:graphic-properties draw:marker-start="Small_20_Arrow" draw:marker-end="" draw:marker-end-width="0.2cm" draw:fill="none" draw:textarea-vertical-align="middle" loext:decorative="false"/>
    </style:style>
    <style:style style:name="gr10" style:family="graphic" style:parent-style-name="objectwithoutfill">
      <style:graphic-properties draw:marker-end="Small_20_Arrow" draw:fill="none" draw:textarea-vertical-align="middle" loext:decorative="false"/>
    </style:style>
    <style:style style:name="gr11" style:family="graphic" style:parent-style-name="objectwithoutfill">
      <style:graphic-properties draw:marker-start="Small_20_Arrow" draw:marker-end="" draw:fill="none" draw:textarea-vertical-align="middl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5cm" loext:decorative="false"/>
      <style:paragraph-properties style:writing-mode="lr-tb"/>
    </style:style>
    <style:style style:name="gr13" style:family="graphic" style:parent-style-name="objectwithoutfill">
      <style:graphic-properties svg:stroke-width="0.03cm" svg:stroke-color="#008000" draw:marker-start-width="0.29cm" draw:marker-end-width="0.29cm" draw:fill="none" draw:textarea-vertical-align="middle" fo:padding-top="0.14cm" fo:padding-bottom="0.14cm" fo:padding-left="0.265cm" fo:padding-right="0.265cm" loext:decorative="false"/>
    </style:style>
    <style:style style:name="gr14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cm" loext:decorative="false"/>
    </style:style>
    <style:style style:name="gr15" style:family="graphic" style:parent-style-name="standard">
      <style:graphic-properties draw:fill="solid" draw:fill-color="#00ff00" draw:textarea-horizontal-align="justify" draw:textarea-vertical-align="middle" draw:auto-grow-height="false" fo:min-height="0cm" fo:min-width="0cm" loext:decorative="false"/>
    </style:style>
    <style:style style:name="gr16" style:family="graphic" style:parent-style-name="standard">
      <style:graphic-properties svg:stroke-width="0.07cm" svg:stroke-color="#cccccc" draw:marker-start-width="0.31cm" draw:marker-end-width="0.31cm" draw:fill="solid" draw:fill-color="#ffff00" draw:textarea-horizontal-align="justify" draw:textarea-vertical-align="middle" draw:auto-grow-height="false" fo:min-height="0cm" fo:min-width="0cm" fo:padding-top="0.16cm" fo:padding-bottom="0.16cm" fo:padding-left="0.285cm" fo:padding-right="0.285cm" loext:decorative="false"/>
    </style:style>
    <style:style style:name="gr17" style:family="graphic" style:parent-style-name="standard">
      <style:graphic-properties svg:stroke-width="0.07cm" svg:stroke-color="#cccccc" draw:marker-start-width="0.31cm" draw:marker-end-width="0.31cm" draw:fill="solid" draw:fill-color="#00ff00" draw:textarea-horizontal-align="justify" draw:textarea-vertical-align="middle" draw:auto-grow-height="false" fo:min-height="0cm" fo:min-width="0cm" fo:padding-top="0.16cm" fo:padding-bottom="0.16cm" fo:padding-left="0.285cm" fo:padding-right="0.285cm" loext:decorative="false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loext:decorative="false"/>
    </style:style>
    <style:style style:name="gr19" style:family="graphic">
      <style:graphic-properties loext:decorative="false"/>
    </style:style>
    <style:style style:name="gr20" style:family="graphic" style:parent-style-name="standard">
      <style:graphic-properties svg:stroke-width="0.07cm" svg:stroke-color="#cccccc" draw:marker-start-width="0.31cm" draw:marker-end-width="0.31cm" draw:fill="solid" draw:fill-color="#ff0000" draw:textarea-horizontal-align="justify" draw:textarea-vertical-align="middle" draw:auto-grow-height="false" fo:min-height="0cm" fo:min-width="0cm" fo:padding-top="0.16cm" fo:padding-bottom="0.16cm" fo:padding-left="0.285cm" fo:padding-right="0.285cm" loext:decorative="false"/>
    </style:style>
    <style:style style:name="gr21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 loext:decorative="false"/>
    </style:style>
    <style:style style:name="gr22" style:family="graphic" style:parent-style-name="standard">
      <style:graphic-properties svg:stroke-width="0.07cm" svg:stroke-color="#cccccc" draw:marker-start-width="0.11cm" draw:marker-end-width="0.11cm" draw:fill="solid" draw:fill-color="#ff0000" draw:textarea-horizontal-align="justify" draw:textarea-vertical-align="middle" draw:auto-grow-height="false" fo:min-height="0cm" fo:min-width="0cm" fo:padding-top="0.16cm" fo:padding-bottom="0.16cm" fo:padding-left="0.285cm" fo:padding-right="0.285cm" loext:decorative="false"/>
    </style:style>
    <style:style style:name="gr23" style:family="graphic" style:parent-style-name="standard">
      <style:graphic-properties svg:stroke-width="0.07cm" svg:stroke-color="#cccccc" draw:marker-start-width="0.11cm" draw:marker-end-width="0.11cm" draw:fill="solid" draw:fill-color="#00ff00" draw:textarea-horizontal-align="justify" draw:textarea-vertical-align="middle" draw:auto-grow-height="false" fo:min-height="0cm" fo:min-width="0cm" fo:padding-top="0.16cm" fo:padding-bottom="0.16cm" fo:padding-left="0.285cm" fo:padding-right="0.285cm" loext:decorative="false"/>
    </style:style>
    <style:style style:name="gr24" style:family="graphic" style:parent-style-name="standard">
      <style:graphic-properties svg:stroke-width="0.07cm" svg:stroke-color="#cccccc" draw:marker-start-width="0.11cm" draw:marker-end-width="0.11cm" draw:fill="solid" draw:fill-color="#ffff00" draw:textarea-horizontal-align="justify" draw:textarea-vertical-align="middle" draw:auto-grow-height="false" fo:min-height="0cm" fo:min-width="0cm" fo:padding-top="0.16cm" fo:padding-bottom="0.16cm" fo:padding-left="0.285cm" fo:padding-right="0.285cm" loext:decorative="false"/>
    </style:style>
    <style:style style:name="gr25" style:family="graphic" style:parent-style-name="objectwithoutfill">
      <style:graphic-properties svg:stroke-width="0.05cm" draw:marker-start-width="0.32cm" draw:marker-end-width="0.32cm" draw:fill="solid" draw:fill-color="#cfe7f5" draw:textarea-vertical-align="middle" fo:padding-top="0.15cm" fo:padding-bottom="0.15cm" fo:padding-left="0.275cm" fo:padding-right="0.275cm" loext:decorative="false"/>
    </style:style>
    <style:style style:name="gr26" style:family="graphic" style:parent-style-name="standard">
      <style:graphic-properties svg:stroke-width="0cm" svg:stroke-color="#cccccc" draw:marker-start-width="0.21cm" draw:marker-end-width="0.21cm" draw:fill="solid" draw:fill-color="#0000ff" draw:textarea-horizontal-align="justify" draw:textarea-vertical-align="middle" draw:auto-grow-height="false" fo:min-height="0cm" fo:min-width="0cm" fo:padding-top="0.125cm" fo:padding-bottom="0.125cm" fo:padding-left="0.25cm" fo:padding-right="0.25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-color="#c0c0c0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solid" draw:fill-color="#ffff00"/>
      <style:paragraph-properties fo:text-align="center"/>
    </style:style>
    <style:style style:name="P8" style:family="paragraph">
      <loext:graphic-properties draw:fill="solid" draw:fill-color="#00ff00"/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solid" draw:fill-color="#ff0000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="solid" draw:fill-color="#cfe7f5"/>
      <style:paragraph-properties fo:text-align="center"/>
    </style:style>
    <style:style style:name="P13" style:family="paragraph">
      <loext:graphic-properties draw:fill="solid" draw:fill-color="#0000ff"/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cm" svg:y1="6.6cm" svg:x2="2cm" svg:y2="10.5cm">
          <text:p/>
        </draw:line>
        <draw:line draw:style-name="gr2" draw:text-style-name="P1" draw:layer="layout" svg:x1="2cm" svg:y1="8cm" svg:x2="8cm" svg:y2="8cm">
          <text:p/>
        </draw:line>
        <draw:line draw:style-name="gr1" draw:text-style-name="P1" draw:layer="layout" svg:x1="8cm" svg:y1="6.6cm" svg:x2="8cm" svg:y2="8.1cm">
          <text:p/>
        </draw:line>
        <draw:line draw:style-name="gr1" draw:text-style-name="P1" draw:layer="layout" svg:x1="26.6cm" svg:y1="6.5cm" svg:x2="27.4cm" svg:y2="6.5cm">
          <text:p/>
        </draw:line>
        <draw:frame draw:style-name="gr3" draw:text-style-name="P3" draw:layer="layout" svg:width="1.656cm" svg:height="0.963cm" svg:x="4.1cm" svg:y="7.2cm">
          <draw:text-box>
            <text:p text:style-name="P2">240</text:p>
          </draw:text-box>
        </draw:frame>
        <draw:polygon draw:style-name="gr4" draw:text-style-name="P1" draw:layer="layout" svg:width="24.499cm" svg:height="1.499cm" svg:x="2cm" svg:y="5cm" svg:viewBox="0 0 24500 1500" draw:points="0,0 24500,0 24500,1500 0,1500">
          <text:p/>
        </draw:polygon>
        <draw:line draw:style-name="gr2" draw:text-style-name="P1" draw:layer="layout" svg:x1="2cm" svg:y1="8.8cm" svg:x2="14.25cm" svg:y2="8.8cm">
          <text:p/>
        </draw:line>
        <draw:line draw:style-name="gr1" draw:text-style-name="P1" draw:layer="layout" svg:x1="14.25cm" svg:y1="6.6cm" svg:x2="14.25cm" svg:y2="8.9cm">
          <text:p/>
        </draw:line>
        <draw:frame draw:style-name="gr3" draw:text-style-name="P3" draw:layer="layout" svg:width="1.656cm" svg:height="0.963cm" svg:x="11.74cm" svg:y="8cm">
          <draw:text-box>
            <text:p text:style-name="P2">490</text:p>
          </draw:text-box>
        </draw:frame>
        <draw:line draw:style-name="gr2" draw:text-style-name="P1" draw:layer="layout" svg:x1="27.3cm" svg:y1="5cm" svg:x2="27.3cm" svg:y2="6.5cm">
          <text:p/>
        </draw:line>
        <draw:line draw:style-name="gr1" draw:text-style-name="P1" draw:layer="layout" svg:x1="26.6cm" svg:y1="5cm" svg:x2="27.4cm" svg:y2="5cm">
          <text:p/>
        </draw:line>
        <draw:frame draw:style-name="gr3" draw:text-style-name="P3" draw:layer="layout" svg:width="1.256cm" svg:height="0.963cm" svg:x="27.344cm" svg:y="5.238cm">
          <draw:text-box>
            <text:p text:style-name="P2">60</text:p>
          </draw:text-box>
        </draw:frame>
        <draw:frame draw:style-name="gr5" draw:text-style-name="P4" draw:layer="layout" svg:width="10.6cm" svg:height="1.2cm" svg:x="2.5cm" svg:y="2.2cm">
          <draw:text-box>
            <text:p><text:span text:style-name="T1">Modul M12: Seitenteil Süd</text:span></text:p>
          </draw:text-box>
        </draw:frame>
        <draw:line draw:style-name="gr2" draw:text-style-name="P1" draw:layer="layout" svg:x1="2cm" svg:y1="9.601cm" svg:x2="20.5cm" svg:y2="9.6cm">
          <text:p/>
        </draw:line>
        <draw:frame draw:style-name="gr3" draw:text-style-name="P3" draw:layer="layout" svg:width="1.656cm" svg:height="0.963cm" svg:x="18.04cm" svg:y="8.8cm">
          <draw:text-box>
            <text:p text:style-name="P2">740</text:p>
          </draw:text-box>
        </draw:frame>
        <draw:line draw:style-name="gr2" draw:text-style-name="P1" draw:layer="layout" svg:x1="2cm" svg:y1="10.401cm" svg:x2="26.5cm" svg:y2="10.4cm">
          <text:p/>
        </draw:line>
        <draw:line draw:style-name="gr1" draw:text-style-name="P1" draw:layer="layout" svg:x1="20.5cm" svg:y1="6.6cm" svg:x2="20.5cm" svg:y2="9.7cm">
          <text:p/>
        </draw:line>
        <draw:frame draw:style-name="gr3" draw:text-style-name="P3" draw:layer="layout" svg:width="1.656cm" svg:height="0.963cm" svg:x="24.04cm" svg:y="9.601cm">
          <draw:text-box>
            <text:p text:style-name="P2">980</text:p>
          </draw:text-box>
        </draw:frame>
        <draw:line draw:style-name="gr1" draw:text-style-name="P1" draw:layer="layout" svg:x1="26.5cm" svg:y1="6.6cm" svg:x2="26.5cm" svg:y2="10.5cm">
          <text:p/>
        </draw:line>
        <draw:line draw:style-name="gr6" draw:text-style-name="P1" draw:layer="layout" svg:x1="14.25cm" svg:y1="5cm" svg:x2="14.25cm" svg:y2="6.6cm">
          <text:p/>
        </draw:line>
        <draw:custom-shape draw:style-name="gr7" draw:text-style-name="P5" draw:layer="layout" svg:width="0.2cm" svg:height="0.2cm" svg:x="14.15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cm" svg:height="0.2cm" svg:x="14.15cm" svg:y="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3.95cm" svg:y1="6.2cm" svg:x2="14.55cm" svg:y2="6.2cm">
          <text:p/>
        </draw:line>
        <draw:line draw:style-name="gr6" draw:text-style-name="P1" draw:layer="layout" svg:x1="13.95cm" svg:y1="5.7cm" svg:x2="14.55cm" svg:y2="5.7cm">
          <text:p/>
        </draw:line>
        <draw:custom-shape draw:style-name="gr7" draw:text-style-name="P5" draw:layer="layout" svg:width="0.2cm" svg:height="0.2cm" svg:x="14.158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20.5cm" svg:y1="5cm" svg:x2="20.5cm" svg:y2="6.6cm">
          <text:p/>
        </draw:line>
        <draw:custom-shape draw:style-name="gr7" draw:text-style-name="P5" draw:layer="layout" svg:width="0.2cm" svg:height="0.2cm" svg:x="20.4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cm" svg:height="0.2cm" svg:x="20.4cm" svg:y="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20.2cm" svg:y1="6.2cm" svg:x2="20.8cm" svg:y2="6.2cm">
          <text:p/>
        </draw:line>
        <draw:line draw:style-name="gr6" draw:text-style-name="P1" draw:layer="layout" svg:x1="20.2cm" svg:y1="5.7cm" svg:x2="20.8cm" svg:y2="5.7cm">
          <text:p/>
        </draw:line>
        <draw:custom-shape draw:style-name="gr7" draw:text-style-name="P5" draw:layer="layout" svg:width="0.2cm" svg:height="0.2cm" svg:x="20.408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cm" svg:y1="15.6cm" svg:x2="3cm" svg:y2="19.5cm">
          <text:p/>
        </draw:line>
        <draw:line draw:style-name="gr2" draw:text-style-name="P1" draw:layer="layout" svg:x1="3cm" svg:y1="17cm" svg:x2="8cm" svg:y2="17cm">
          <text:p/>
        </draw:line>
        <draw:line draw:style-name="gr8" draw:text-style-name="P1" draw:layer="layout" svg:x1="9.1cm" svg:y1="14.4cm" svg:x2="9.102cm" svg:y2="15.2cm">
          <text:p/>
        </draw:line>
        <draw:line draw:style-name="gr1" draw:text-style-name="P1" draw:layer="layout" svg:x1="9.1cm" svg:y1="15.1cm" svg:x2="9.1cm" svg:y2="15.5cm">
          <text:p/>
        </draw:line>
        <draw:line draw:style-name="gr6" draw:text-style-name="P1" draw:layer="layout" svg:x1="8cm" svg:y1="14cm" svg:x2="8cm" svg:y2="15.6cm">
          <text:p/>
        </draw:line>
        <draw:line draw:style-name="gr1" draw:text-style-name="P1" draw:layer="layout" svg:x1="8cm" svg:y1="15.6cm" svg:x2="8cm" svg:y2="17.1cm">
          <text:p/>
        </draw:line>
        <draw:line draw:style-name="gr1" draw:text-style-name="P1" draw:layer="layout" svg:x1="8.2cm" svg:y1="15.2cm" svg:x2="9.2cm" svg:y2="15.2cm">
          <text:p/>
        </draw:line>
        <draw:line draw:style-name="gr1" draw:text-style-name="P1" draw:layer="layout" svg:x1="22.7cm" svg:y1="15.5cm" svg:x2="23.7cm" svg:y2="15.5cm">
          <text:p/>
        </draw:line>
        <draw:line draw:style-name="gr9" draw:text-style-name="P1" draw:layer="layout" svg:x1="9.1cm" svg:y1="15.5cm" svg:x2="9.102cm" svg:y2="16.3cm">
          <text:p/>
        </draw:line>
        <draw:custom-shape draw:style-name="gr7" draw:text-style-name="P5" draw:layer="layout" svg:width="0.2cm" svg:height="0.2cm" svg:x="7.9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cm" svg:height="0.2cm" svg:x="7.9cm" svg:y="1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656cm" svg:height="0.963cm" svg:x="4.5cm" svg:y="16.2cm">
          <draw:text-box>
            <text:p text:style-name="P2">240</text:p>
          </draw:text-box>
        </draw:frame>
        <draw:polygon draw:style-name="gr4" draw:text-style-name="P1" draw:layer="layout" svg:width="19.599cm" svg:height="1.499cm" svg:x="3cm" svg:y="14cm" svg:viewBox="0 0 19600 1500" draw:points="0,0 19600,0 19600,1500 0,1500">
          <text:p/>
        </draw:polygon>
        <draw:line draw:style-name="gr2" draw:text-style-name="P1" draw:layer="layout" svg:x1="3cm" svg:y1="17.8cm" svg:x2="13cm" svg:y2="17.8cm">
          <text:p/>
        </draw:line>
        <draw:line draw:style-name="gr1" draw:text-style-name="P1" draw:layer="layout" svg:x1="13cm" svg:y1="15.6cm" svg:x2="13cm" svg:y2="17.9cm">
          <text:p/>
        </draw:line>
        <draw:frame draw:style-name="gr3" draw:text-style-name="P3" draw:layer="layout" svg:width="1.656cm" svg:height="0.963cm" svg:x="10.74cm" svg:y="17cm">
          <draw:text-box>
            <text:p text:style-name="P2">490</text:p>
          </draw:text-box>
        </draw:frame>
        <draw:line draw:style-name="gr6" draw:text-style-name="P1" draw:layer="layout" svg:x1="7.7cm" svg:y1="15.2cm" svg:x2="8.3cm" svg:y2="15.2cm">
          <text:p/>
        </draw:line>
        <draw:line draw:style-name="gr2" draw:text-style-name="P1" draw:layer="layout" svg:x1="23.6cm" svg:y1="14cm" svg:x2="23.6cm" svg:y2="15.5cm">
          <text:p/>
        </draw:line>
        <draw:line draw:style-name="gr1" draw:text-style-name="P1" draw:layer="layout" svg:x1="22.7cm" svg:y1="14cm" svg:x2="23.7cm" svg:y2="14cm">
          <text:p/>
        </draw:line>
        <draw:frame draw:style-name="gr3" draw:text-style-name="P3" draw:layer="layout" svg:width="1.256cm" svg:height="0.963cm" svg:x="23.644cm" svg:y="14.238cm">
          <draw:text-box>
            <text:p text:style-name="P2">60</text:p>
          </draw:text-box>
        </draw:frame>
        <draw:frame draw:style-name="gr3" draw:text-style-name="P3" draw:layer="layout" svg:width="1.156cm" svg:height="0.963cm" svg:x="9.044cm" svg:y="14.639cm">
          <draw:text-box>
            <text:p text:style-name="P2">12</text:p>
          </draw:text-box>
        </draw:frame>
        <draw:line draw:style-name="gr8" draw:text-style-name="P1" draw:layer="layout" svg:x1="6.4cm" svg:y1="13.9cm" svg:x2="6.402cm" svg:y2="14.7cm">
          <text:p/>
        </draw:line>
        <draw:line draw:style-name="gr1" draw:text-style-name="P1" draw:layer="layout" svg:x1="6.4cm" svg:y1="14.7cm" svg:x2="6.4cm" svg:y2="15.5cm">
          <text:p/>
        </draw:line>
        <draw:line draw:style-name="gr1" draw:text-style-name="P1" draw:layer="layout" svg:x1="6.3cm" svg:y1="14.7cm" svg:x2="7.8cm" svg:y2="14.7cm">
          <text:p/>
        </draw:line>
        <draw:line draw:style-name="gr9" draw:text-style-name="P1" draw:layer="layout" svg:x1="6.4cm" svg:y1="15.5cm" svg:x2="6.402cm" svg:y2="16.3cm">
          <text:p/>
        </draw:line>
        <draw:frame draw:style-name="gr3" draw:text-style-name="P3" draw:layer="layout" svg:width="1.156cm" svg:height="0.963cm" svg:x="5.344cm" svg:y="14.639cm">
          <draw:text-box>
            <text:p text:style-name="P2">35</text:p>
          </draw:text-box>
        </draw:frame>
        <draw:line draw:style-name="gr6" draw:text-style-name="P1" draw:layer="layout" svg:x1="7.7cm" svg:y1="14.7cm" svg:x2="8.3cm" svg:y2="14.7cm">
          <text:p/>
        </draw:line>
        <draw:custom-shape draw:style-name="gr7" draw:text-style-name="P5" draw:layer="layout" svg:width="0.2cm" svg:height="0.2cm" svg:x="7.908cm" svg:y="1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708cm" svg:y1="14.001cm" svg:x2="7.308cm" svg:y2="15.401cm">
          <text:p/>
        </draw:line>
        <draw:line draw:style-name="gr10" draw:text-style-name="P1" draw:layer="layout" svg:x1="8.708cm" svg:y1="14.002cm" svg:x2="8.108cm" svg:y2="14.602cm">
          <text:p/>
        </draw:line>
        <draw:line draw:style-name="gr11" draw:text-style-name="P1" draw:layer="layout" svg:x1="7.908cm" svg:y1="14.802cm" svg:x2="7.308cm" svg:y2="15.402cm">
          <text:p/>
        </draw:line>
        <draw:frame draw:style-name="gr12" draw:text-style-name="P6" draw:layer="layout" svg:width="0.855cm" svg:height="0.963cm" svg:x="7.255cm" svg:y="13.901cm">
          <draw:text-box>
            <text:p>2</text:p>
          </draw:text-box>
        </draw:frame>
        <draw:line draw:style-name="gr2" draw:text-style-name="P1" draw:layer="layout" svg:x1="3cm" svg:y1="18.601cm" svg:x2="17.8cm" svg:y2="18.6cm">
          <text:p/>
        </draw:line>
        <draw:frame draw:style-name="gr3" draw:text-style-name="P3" draw:layer="layout" svg:width="1.656cm" svg:height="0.963cm" svg:x="15.34cm" svg:y="17.8cm">
          <draw:text-box>
            <text:p text:style-name="P2">740</text:p>
          </draw:text-box>
        </draw:frame>
        <draw:line draw:style-name="gr2" draw:text-style-name="P1" draw:layer="layout" svg:x1="3cm" svg:y1="19.401cm" svg:x2="22.6cm" svg:y2="19.4cm">
          <text:p/>
        </draw:line>
        <draw:line draw:style-name="gr1" draw:text-style-name="P1" draw:layer="layout" svg:x1="17.8cm" svg:y1="15.6cm" svg:x2="17.8cm" svg:y2="18.7cm">
          <text:p/>
        </draw:line>
        <draw:frame draw:style-name="gr3" draw:text-style-name="P3" draw:layer="layout" svg:width="1.656cm" svg:height="0.963cm" svg:x="20.24cm" svg:y="18.601cm">
          <draw:text-box>
            <text:p text:style-name="P2">980</text:p>
          </draw:text-box>
        </draw:frame>
        <draw:line draw:style-name="gr1" draw:text-style-name="P1" draw:layer="layout" svg:x1="22.6cm" svg:y1="15.6cm" svg:x2="22.6cm" svg:y2="19.5cm">
          <text:p/>
        </draw:line>
        <draw:line draw:style-name="gr6" draw:text-style-name="P1" draw:layer="layout" svg:x1="13cm" svg:y1="14cm" svg:x2="13cm" svg:y2="15.6cm">
          <text:p/>
        </draw:line>
        <draw:custom-shape draw:style-name="gr7" draw:text-style-name="P5" draw:layer="layout" svg:width="0.2cm" svg:height="0.2cm" svg:x="12.9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cm" svg:height="0.2cm" svg:x="12.9cm" svg:y="1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2.7cm" svg:y1="15.2cm" svg:x2="13.3cm" svg:y2="15.2cm">
          <text:p/>
        </draw:line>
        <draw:line draw:style-name="gr6" draw:text-style-name="P1" draw:layer="layout" svg:x1="12.7cm" svg:y1="14.7cm" svg:x2="13.3cm" svg:y2="14.7cm">
          <text:p/>
        </draw:line>
        <draw:custom-shape draw:style-name="gr7" draw:text-style-name="P5" draw:layer="layout" svg:width="0.2cm" svg:height="0.2cm" svg:x="12.908cm" svg:y="1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7.8cm" svg:y1="14cm" svg:x2="17.8cm" svg:y2="15.6cm">
          <text:p/>
        </draw:line>
        <draw:custom-shape draw:style-name="gr7" draw:text-style-name="P5" draw:layer="layout" svg:width="0.2cm" svg:height="0.2cm" svg:x="17.7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cm" svg:height="0.2cm" svg:x="17.7cm" svg:y="1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7.5cm" svg:y1="15.2cm" svg:x2="18.1cm" svg:y2="15.2cm">
          <text:p/>
        </draw:line>
        <draw:line draw:style-name="gr6" draw:text-style-name="P1" draw:layer="layout" svg:x1="17.5cm" svg:y1="14.7cm" svg:x2="18.1cm" svg:y2="14.7cm">
          <text:p/>
        </draw:line>
        <draw:custom-shape draw:style-name="gr7" draw:text-style-name="P5" draw:layer="layout" svg:width="0.2cm" svg:height="0.2cm" svg:x="17.708cm" svg:y="1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3" draw:text-style-name="P1" draw:layer="layout" svg:width="1.199cm" svg:height="1.199cm" svg:x="6.15cm" svg:y="5.3cm" svg:viewBox="0 0 1200 1200" draw:points="0,0 1200,0 1200,1200 0,1200">
          <text:p/>
        </draw:polygon>
        <draw:custom-shape draw:style-name="gr14" draw:text-style-name="P7" draw:layer="layout" svg:width="0.2cm" svg:height="0.2cm" svg:x="6.65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2cm" svg:height="0.2cm" svg:x="6.651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2cm" svg:height="0.2cm" svg:x="6.652cm" svg:y="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cm" svg:height="0.2cm" svg:x="6.953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2cm" svg:height="0.2cm" svg:x="6.954cm" svg:y="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cm" svg:height="0.2cm" svg:x="6.955cm" svg:y="6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6.354cm" svg:y="5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6.355cm" svg:y="5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6.356cm" svg:y="6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9.251cm" svg:y1="4.7cm" svg:x2="8.3cm" svg:y2="4.7cm">
          <text:p/>
        </draw:line>
        <draw:g draw:style-name="gr19">
          <draw:line draw:style-name="gr1" draw:text-style-name="P1" draw:layer="layout" svg:x1="6.75cm" svg:y1="5.433cm" svg:x2="6.75cm" svg:y2="5.6cm">
            <text:p/>
          </draw:line>
          <draw:line draw:style-name="gr1" draw:text-style-name="P1" draw:layer="layout" svg:x1="6.75cm" svg:y1="5.367cm" svg:x2="6.75cm" svg:y2="5.389cm">
            <text:p/>
          </draw:line>
          <draw:line draw:style-name="gr1" draw:text-style-name="P1" draw:layer="layout" svg:x1="6.75cm" svg:y1="5.156cm" svg:x2="6.75cm" svg:y2="5.323cm">
            <text:p/>
          </draw:line>
          <draw:line draw:style-name="gr1" draw:text-style-name="P1" draw:layer="layout" svg:x1="6.75cm" svg:y1="5.089cm" svg:x2="6.75cm" svg:y2="5.111cm">
            <text:p/>
          </draw:line>
          <draw:line draw:style-name="gr1" draw:text-style-name="P1" draw:layer="layout" svg:x1="6.75cm" svg:y1="4.878cm" svg:x2="6.75cm" svg:y2="5.045cm">
            <text:p/>
          </draw:line>
          <draw:line draw:style-name="gr1" draw:text-style-name="P1" draw:layer="layout" svg:x1="6.75cm" svg:y1="4.811cm" svg:x2="6.75cm" svg:y2="4.833cm">
            <text:p/>
          </draw:line>
          <draw:line draw:style-name="gr1" draw:text-style-name="P1" draw:layer="layout" svg:x1="6.75cm" svg:y1="4.6cm" svg:x2="6.75cm" svg:y2="4.767cm">
            <text:p/>
          </draw:line>
        </draw:g>
        <draw:polygon draw:style-name="gr13" draw:text-style-name="P1" draw:layer="layout" svg:width="1.199cm" svg:height="1.199cm" svg:x="9.9cm" svg:y="5.3cm" svg:viewBox="0 0 1200 1200" draw:points="0,0 1200,0 1200,1200 0,1200">
          <text:p/>
        </draw:polygon>
        <draw:custom-shape draw:style-name="gr18" draw:text-style-name="P9" draw:layer="layout" svg:width="0.2cm" svg:height="0.2cm" svg:x="10.4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2cm" svg:height="0.2cm" svg:x="10.401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10.402cm" svg:y="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2cm" svg:height="0.2cm" svg:x="10.703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10.704cm" svg:y="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2cm" svg:height="0.2cm" svg:x="10.705cm" svg:y="6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10.104cm" svg:y="5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cm" svg:height="0.2cm" svg:x="10.105cm" svg:y="5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10.106cm" svg:y="6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3" draw:text-style-name="P1" draw:layer="layout" svg:width="1.199cm" svg:height="1.199cm" svg:x="8.65cm" svg:y="5.3cm" svg:viewBox="0 0 1200 1200" draw:points="0,0 1200,0 1200,1200 0,1200">
          <text:p/>
        </draw:polygon>
        <draw:custom-shape draw:style-name="gr14" draw:text-style-name="P7" draw:layer="layout" svg:width="0.2cm" svg:height="0.2cm" svg:x="9.15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2cm" svg:height="0.2cm" svg:x="9.151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9.152cm" svg:y="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9.453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9.454cm" svg:y="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9.455cm" svg:y="6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8.854cm" svg:y="5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2cm" svg:height="0.2cm" svg:x="8.855cm" svg:y="5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cm" svg:height="0.2cm" svg:x="8.856cm" svg:y="6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3" draw:text-style-name="P1" draw:layer="layout" svg:width="1.199cm" svg:height="1.199cm" svg:x="16.15cm" svg:y="5.3cm" svg:viewBox="0 0 1200 1200" draw:points="0,0 1200,0 1200,1200 0,1200">
          <text:p/>
        </draw:polygon>
        <draw:custom-shape draw:style-name="gr15" draw:text-style-name="P8" draw:layer="layout" svg:width="0.2cm" svg:height="0.2cm" svg:x="16.65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16.651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layer="layout" svg:width="0.2cm" svg:height="0.2cm" svg:x="16.652cm" svg:y="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layer="layout" svg:width="0.2cm" svg:height="0.2cm" svg:x="16.953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16.954cm" svg:y="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2cm" svg:height="0.2cm" svg:x="16.955cm" svg:y="6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layer="layout" svg:width="0.2cm" svg:height="0.2cm" svg:x="16.354cm" svg:y="5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2cm" svg:height="0.2cm" svg:x="16.355cm" svg:y="5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2cm" svg:height="0.2cm" svg:x="16.356cm" svg:y="6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3" draw:text-style-name="P1" draw:layer="layout" svg:width="1.199cm" svg:height="1.199cm" svg:x="14.9cm" svg:y="5.3cm" svg:viewBox="0 0 1200 1200" draw:points="0,0 1200,0 1200,1200 0,1200">
          <text:p/>
        </draw:polygon>
        <draw:custom-shape draw:style-name="gr15" draw:text-style-name="P8" draw:layer="layout" svg:width="0.2cm" svg:height="0.2cm" svg:x="15.4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15.401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layer="layout" svg:width="0.2cm" svg:height="0.2cm" svg:x="15.402cm" svg:y="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layer="layout" svg:width="0.2cm" svg:height="0.2cm" svg:x="15.703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15.704cm" svg:y="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2cm" svg:height="0.2cm" svg:x="15.705cm" svg:y="6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layer="layout" svg:width="0.2cm" svg:height="0.2cm" svg:x="15.104cm" svg:y="5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2cm" svg:height="0.2cm" svg:x="15.105cm" svg:y="5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2cm" svg:height="0.2cm" svg:x="15.106cm" svg:y="6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3" draw:text-style-name="P1" draw:layer="layout" svg:width="1.199cm" svg:height="1.199cm" svg:x="17.4cm" svg:y="5.3cm" svg:viewBox="0 0 1200 1200" draw:points="0,0 1200,0 1200,1200 0,1200">
          <text:p/>
        </draw:polygon>
        <draw:custom-shape draw:style-name="gr15" draw:text-style-name="P8" draw:layer="layout" svg:width="0.2cm" svg:height="0.2cm" svg:x="17.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17.901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layer="layout" svg:width="0.2cm" svg:height="0.2cm" svg:x="17.902cm" svg:y="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layer="layout" svg:width="0.2cm" svg:height="0.2cm" svg:x="18.203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18.204cm" svg:y="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2cm" svg:height="0.2cm" svg:x="18.205cm" svg:y="6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layer="layout" svg:width="0.2cm" svg:height="0.2cm" svg:x="17.604cm" svg:y="5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2cm" svg:height="0.2cm" svg:x="17.605cm" svg:y="5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2cm" svg:height="0.2cm" svg:x="17.606cm" svg:y="6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3" draw:text-style-name="P1" draw:layer="layout" svg:width="1.199cm" svg:height="1.199cm" svg:x="21.15cm" svg:y="5.307cm" svg:viewBox="0 0 1200 1200" draw:points="0,0 1200,0 1200,1200 0,1200">
          <text:p/>
        </draw:polygon>
        <draw:custom-shape draw:style-name="gr14" draw:text-style-name="P7" draw:layer="layout" svg:width="0.2cm" svg:height="0.2cm" svg:x="21.65cm" svg:y="5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2cm" svg:height="0.2cm" svg:x="21.651cm" svg:y="5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21.652cm" svg:y="6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21.953cm" svg:y="5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21.954cm" svg:y="5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21.955cm" svg:y="6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21.354cm" svg:y="6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2cm" svg:height="0.2cm" svg:x="21.355cm" svg:y="5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cm" svg:height="0.2cm" svg:x="21.356cm" svg:y="5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1" draw:layer="layout" svg:width="1.1cm" svg:height="0.7cm" svg:x="6.2cm" svg:y="6.6cm">
          <draw:text-box>
            <text:p text:style-name="P2"><text:span text:style-name="T2">W3</text:span></text:p>
          </draw:text-box>
        </draw:frame>
        <draw:frame draw:style-name="gr3" draw:text-style-name="P11" draw:layer="layout" svg:width="1.1cm" svg:height="0.7cm" svg:x="8.7cm" svg:y="6.6cm">
          <draw:text-box>
            <text:p text:style-name="P2"><text:span text:style-name="T2">W2</text:span></text:p>
          </draw:text-box>
        </draw:frame>
        <draw:frame draw:style-name="gr3" draw:text-style-name="P11" draw:layer="layout" svg:width="1.4cm" svg:height="0.7cm" svg:x="9.8cm" svg:y="6.6cm">
          <draw:text-box>
            <text:p text:style-name="P2"><text:span text:style-name="T2">1OUT</text:span></text:p>
          </draw:text-box>
        </draw:frame>
        <draw:frame draw:style-name="gr3" draw:text-style-name="P11" draw:layer="layout" svg:width="1.1cm" svg:height="0.7cm" svg:x="16.2cm" svg:y="6.6cm">
          <draw:text-box>
            <text:p text:style-name="P2"><text:span text:style-name="T2">2IO</text:span></text:p>
          </draw:text-box>
        </draw:frame>
        <draw:frame draw:style-name="gr3" draw:text-style-name="P11" draw:layer="layout" svg:width="1.1cm" svg:height="0.7cm" svg:x="17.4cm" svg:y="6.6cm">
          <draw:text-box>
            <text:p text:style-name="P2"><text:span text:style-name="T2">2IO</text:span></text:p>
          </draw:text-box>
        </draw:frame>
        <draw:frame draw:style-name="gr3" draw:text-style-name="P11" draw:layer="layout" svg:width="1.1cm" svg:height="0.7cm" svg:x="15cm" svg:y="6.6cm">
          <draw:text-box>
            <text:p text:style-name="P2"><text:span text:style-name="T2">2IO</text:span></text:p>
          </draw:text-box>
        </draw:frame>
        <draw:frame draw:style-name="gr3" draw:text-style-name="P11" draw:layer="layout" svg:width="1.1cm" svg:height="0.7cm" svg:x="21.2cm" svg:y="6.6cm">
          <draw:text-box>
            <text:p text:style-name="P2"><text:span text:style-name="T2">W2</text:span></text:p>
          </draw:text-box>
        </draw:frame>
        <draw:line draw:style-name="gr9" draw:text-style-name="P1" draw:layer="layout" svg:x1="10.501cm" svg:y1="4.7cm" svg:x2="9.5cm" svg:y2="4.7cm">
          <text:p/>
        </draw:line>
        <draw:frame draw:style-name="gr3" draw:text-style-name="P3" draw:layer="layout" svg:width="1cm" svg:height="0.8cm" svg:x="9.3cm" svg:y="4cm">
          <draw:text-box>
            <text:p text:style-name="P2">340</text:p>
          </draw:text-box>
        </draw:frame>
        <draw:frame draw:style-name="gr3" draw:text-style-name="P3" draw:layer="layout" svg:width="1cm" svg:height="0.8cm" svg:x="8cm" svg:y="4cm">
          <draw:text-box>
            <text:p text:style-name="P2">290</text:p>
          </draw:text-box>
        </draw:frame>
        <draw:line draw:style-name="gr9" draw:text-style-name="P1" draw:layer="layout" svg:x1="6.752cm" svg:y1="4.7cm" svg:x2="5.7cm" svg:y2="4.7cm">
          <text:p/>
        </draw:line>
        <draw:frame draw:style-name="gr3" draw:text-style-name="P3" draw:layer="layout" svg:width="1cm" svg:height="0.8cm" svg:x="5.501cm" svg:y="4cm">
          <draw:text-box>
            <text:p text:style-name="P2">190</text:p>
          </draw:text-box>
        </draw:frame>
        <draw:polygon draw:style-name="gr25" draw:text-style-name="P12" draw:layer="layout" svg:width="0.999cm" svg:height="0.499cm" svg:x="2.5cm" svg:y="5.5cm" svg:viewBox="0 0 1000 500" draw:points="0,0 1000,0 1000,500 0,500">
          <text:p/>
        </draw:polygon>
        <draw:custom-shape draw:style-name="gr26" draw:text-style-name="P13" draw:layer="layout" svg:width="0.2cm" svg:height="0.2cm" svg:x="3.9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6.752cm" svg:y1="4.7cm" svg:x2="15.7cm" svg:y2="4.7cm">
          <text:p/>
        </draw:line>
        <draw:line draw:style-name="gr9" draw:text-style-name="P1" draw:layer="layout" svg:x1="18.002cm" svg:y1="4.7cm" svg:x2="17.001cm" svg:y2="4.7cm">
          <text:p/>
        </draw:line>
        <draw:frame draw:style-name="gr3" draw:text-style-name="P3" draw:layer="layout" svg:width="1cm" svg:height="0.8cm" svg:x="16.801cm" svg:y="4cm">
          <draw:text-box>
            <text:p text:style-name="P2">640</text:p>
          </draw:text-box>
        </draw:frame>
        <draw:frame draw:style-name="gr3" draw:text-style-name="P3" draw:layer="layout" svg:width="1cm" svg:height="0.8cm" svg:x="15.501cm" svg:y="4cm">
          <draw:text-box>
            <text:p text:style-name="P2">590</text:p>
          </draw:text-box>
        </draw:frame>
        <draw:line draw:style-name="gr9" draw:text-style-name="P1" draw:layer="layout" svg:x1="15.503cm" svg:y1="4.7cm" svg:x2="14.502cm" svg:y2="4.7cm">
          <text:p/>
        </draw:line>
        <draw:frame draw:style-name="gr3" draw:text-style-name="P3" draw:layer="layout" svg:width="1cm" svg:height="0.8cm" svg:x="14.302cm" svg:y="4cm">
          <draw:text-box>
            <text:p text:style-name="P2">540</text:p>
          </draw:text-box>
        </draw:frame>
        <draw:line draw:style-name="gr9" draw:text-style-name="P1" draw:layer="layout" svg:x1="21.753cm" svg:y1="4.7cm" svg:x2="20.701cm" svg:y2="4.7cm">
          <text:p/>
        </draw:line>
        <draw:frame draw:style-name="gr3" draw:text-style-name="P3" draw:layer="layout" svg:width="1cm" svg:height="0.8cm" svg:x="20.502cm" svg:y="4cm">
          <draw:text-box>
            <text:p text:style-name="P2">790</text:p>
          </draw:text-box>
        </draw:frame>
        <draw:g draw:style-name="gr19">
          <draw:line draw:style-name="gr1" draw:text-style-name="P1" draw:layer="layout" svg:x1="21.75cm" svg:y1="5.44cm" svg:x2="21.75cm" svg:y2="5.607cm">
            <text:p/>
          </draw:line>
          <draw:line draw:style-name="gr1" draw:text-style-name="P1" draw:layer="layout" svg:x1="21.75cm" svg:y1="5.374cm" svg:x2="21.75cm" svg:y2="5.396cm">
            <text:p/>
          </draw:line>
          <draw:line draw:style-name="gr1" draw:text-style-name="P1" draw:layer="layout" svg:x1="21.75cm" svg:y1="5.163cm" svg:x2="21.75cm" svg:y2="5.33cm">
            <text:p/>
          </draw:line>
          <draw:line draw:style-name="gr1" draw:text-style-name="P1" draw:layer="layout" svg:x1="21.75cm" svg:y1="5.096cm" svg:x2="21.75cm" svg:y2="5.118cm">
            <text:p/>
          </draw:line>
          <draw:line draw:style-name="gr1" draw:text-style-name="P1" draw:layer="layout" svg:x1="21.75cm" svg:y1="4.885cm" svg:x2="21.75cm" svg:y2="5.052cm">
            <text:p/>
          </draw:line>
          <draw:line draw:style-name="gr1" draw:text-style-name="P1" draw:layer="layout" svg:x1="21.75cm" svg:y1="4.818cm" svg:x2="21.75cm" svg:y2="4.84cm">
            <text:p/>
          </draw:line>
          <draw:line draw:style-name="gr1" draw:text-style-name="P1" draw:layer="layout" svg:x1="21.75cm" svg:y1="4.607cm" svg:x2="21.75cm" svg:y2="4.774cm">
            <text:p/>
          </draw:line>
        </draw:g>
        <draw:g draw:style-name="gr19">
          <draw:line draw:style-name="gr1" draw:text-style-name="P1" draw:layer="layout" svg:x1="16.75cm" svg:y1="5.44cm" svg:x2="16.75cm" svg:y2="5.607cm">
            <text:p/>
          </draw:line>
          <draw:line draw:style-name="gr1" draw:text-style-name="P1" draw:layer="layout" svg:x1="16.75cm" svg:y1="5.374cm" svg:x2="16.75cm" svg:y2="5.396cm">
            <text:p/>
          </draw:line>
          <draw:line draw:style-name="gr1" draw:text-style-name="P1" draw:layer="layout" svg:x1="16.75cm" svg:y1="5.163cm" svg:x2="16.75cm" svg:y2="5.33cm">
            <text:p/>
          </draw:line>
          <draw:line draw:style-name="gr1" draw:text-style-name="P1" draw:layer="layout" svg:x1="16.75cm" svg:y1="5.096cm" svg:x2="16.75cm" svg:y2="5.118cm">
            <text:p/>
          </draw:line>
          <draw:line draw:style-name="gr1" draw:text-style-name="P1" draw:layer="layout" svg:x1="16.75cm" svg:y1="4.885cm" svg:x2="16.75cm" svg:y2="5.052cm">
            <text:p/>
          </draw:line>
          <draw:line draw:style-name="gr1" draw:text-style-name="P1" draw:layer="layout" svg:x1="16.75cm" svg:y1="4.818cm" svg:x2="16.75cm" svg:y2="4.84cm">
            <text:p/>
          </draw:line>
          <draw:line draw:style-name="gr1" draw:text-style-name="P1" draw:layer="layout" svg:x1="16.75cm" svg:y1="4.607cm" svg:x2="16.75cm" svg:y2="4.774cm">
            <text:p/>
          </draw:line>
        </draw:g>
        <draw:g draw:style-name="gr19">
          <draw:line draw:style-name="gr1" draw:text-style-name="P1" draw:layer="layout" svg:x1="10.5cm" svg:y1="5.443cm" svg:x2="10.5cm" svg:y2="5.61cm">
            <text:p/>
          </draw:line>
          <draw:line draw:style-name="gr1" draw:text-style-name="P1" draw:layer="layout" svg:x1="10.5cm" svg:y1="5.377cm" svg:x2="10.5cm" svg:y2="5.399cm">
            <text:p/>
          </draw:line>
          <draw:line draw:style-name="gr1" draw:text-style-name="P1" draw:layer="layout" svg:x1="10.5cm" svg:y1="5.166cm" svg:x2="10.5cm" svg:y2="5.333cm">
            <text:p/>
          </draw:line>
          <draw:line draw:style-name="gr1" draw:text-style-name="P1" draw:layer="layout" svg:x1="10.5cm" svg:y1="5.099cm" svg:x2="10.5cm" svg:y2="5.121cm">
            <text:p/>
          </draw:line>
          <draw:line draw:style-name="gr1" draw:text-style-name="P1" draw:layer="layout" svg:x1="10.5cm" svg:y1="4.888cm" svg:x2="10.5cm" svg:y2="5.055cm">
            <text:p/>
          </draw:line>
          <draw:line draw:style-name="gr1" draw:text-style-name="P1" draw:layer="layout" svg:x1="10.5cm" svg:y1="4.821cm" svg:x2="10.5cm" svg:y2="4.843cm">
            <text:p/>
          </draw:line>
          <draw:line draw:style-name="gr1" draw:text-style-name="P1" draw:layer="layout" svg:x1="10.5cm" svg:y1="4.61cm" svg:x2="10.5cm" svg:y2="4.777cm">
            <text:p/>
          </draw:line>
        </draw:g>
        <draw:g draw:style-name="gr19">
          <draw:line draw:style-name="gr1" draw:text-style-name="P1" draw:layer="layout" svg:x1="15.5cm" svg:y1="5.443cm" svg:x2="15.5cm" svg:y2="5.61cm">
            <text:p/>
          </draw:line>
          <draw:line draw:style-name="gr1" draw:text-style-name="P1" draw:layer="layout" svg:x1="15.5cm" svg:y1="5.377cm" svg:x2="15.5cm" svg:y2="5.399cm">
            <text:p/>
          </draw:line>
          <draw:line draw:style-name="gr1" draw:text-style-name="P1" draw:layer="layout" svg:x1="15.5cm" svg:y1="5.166cm" svg:x2="15.5cm" svg:y2="5.333cm">
            <text:p/>
          </draw:line>
          <draw:line draw:style-name="gr1" draw:text-style-name="P1" draw:layer="layout" svg:x1="15.5cm" svg:y1="5.099cm" svg:x2="15.5cm" svg:y2="5.121cm">
            <text:p/>
          </draw:line>
          <draw:line draw:style-name="gr1" draw:text-style-name="P1" draw:layer="layout" svg:x1="15.5cm" svg:y1="4.888cm" svg:x2="15.5cm" svg:y2="5.055cm">
            <text:p/>
          </draw:line>
          <draw:line draw:style-name="gr1" draw:text-style-name="P1" draw:layer="layout" svg:x1="15.5cm" svg:y1="4.821cm" svg:x2="15.5cm" svg:y2="4.843cm">
            <text:p/>
          </draw:line>
          <draw:line draw:style-name="gr1" draw:text-style-name="P1" draw:layer="layout" svg:x1="15.5cm" svg:y1="4.61cm" svg:x2="15.5cm" svg:y2="4.777cm">
            <text:p/>
          </draw:line>
        </draw:g>
        <draw:g draw:style-name="gr19">
          <draw:line draw:style-name="gr1" draw:text-style-name="P1" draw:layer="layout" svg:x1="18cm" svg:y1="5.443cm" svg:x2="18cm" svg:y2="5.61cm">
            <text:p/>
          </draw:line>
          <draw:line draw:style-name="gr1" draw:text-style-name="P1" draw:layer="layout" svg:x1="18cm" svg:y1="5.377cm" svg:x2="18cm" svg:y2="5.399cm">
            <text:p/>
          </draw:line>
          <draw:line draw:style-name="gr1" draw:text-style-name="P1" draw:layer="layout" svg:x1="18cm" svg:y1="5.166cm" svg:x2="18cm" svg:y2="5.333cm">
            <text:p/>
          </draw:line>
          <draw:line draw:style-name="gr1" draw:text-style-name="P1" draw:layer="layout" svg:x1="18cm" svg:y1="5.099cm" svg:x2="18cm" svg:y2="5.121cm">
            <text:p/>
          </draw:line>
          <draw:line draw:style-name="gr1" draw:text-style-name="P1" draw:layer="layout" svg:x1="18cm" svg:y1="4.888cm" svg:x2="18cm" svg:y2="5.055cm">
            <text:p/>
          </draw:line>
          <draw:line draw:style-name="gr1" draw:text-style-name="P1" draw:layer="layout" svg:x1="18cm" svg:y1="4.821cm" svg:x2="18cm" svg:y2="4.843cm">
            <text:p/>
          </draw:line>
          <draw:line draw:style-name="gr1" draw:text-style-name="P1" draw:layer="layout" svg:x1="18cm" svg:y1="4.61cm" svg:x2="18cm" svg:y2="4.777cm">
            <text:p/>
          </draw:line>
        </draw:g>
        <draw:g draw:style-name="gr19">
          <draw:line draw:style-name="gr1" draw:text-style-name="P1" draw:layer="layout" svg:x1="9.25cm" svg:y1="5.433cm" svg:x2="9.25cm" svg:y2="5.6cm">
            <text:p/>
          </draw:line>
          <draw:line draw:style-name="gr1" draw:text-style-name="P1" draw:layer="layout" svg:x1="9.25cm" svg:y1="5.367cm" svg:x2="9.25cm" svg:y2="5.389cm">
            <text:p/>
          </draw:line>
          <draw:line draw:style-name="gr1" draw:text-style-name="P1" draw:layer="layout" svg:x1="9.25cm" svg:y1="5.156cm" svg:x2="9.25cm" svg:y2="5.323cm">
            <text:p/>
          </draw:line>
          <draw:line draw:style-name="gr1" draw:text-style-name="P1" draw:layer="layout" svg:x1="9.25cm" svg:y1="5.089cm" svg:x2="9.25cm" svg:y2="5.111cm">
            <text:p/>
          </draw:line>
          <draw:line draw:style-name="gr1" draw:text-style-name="P1" draw:layer="layout" svg:x1="9.25cm" svg:y1="4.878cm" svg:x2="9.25cm" svg:y2="5.045cm">
            <text:p/>
          </draw:line>
          <draw:line draw:style-name="gr1" draw:text-style-name="P1" draw:layer="layout" svg:x1="9.25cm" svg:y1="4.811cm" svg:x2="9.25cm" svg:y2="4.833cm">
            <text:p/>
          </draw:line>
          <draw:line draw:style-name="gr1" draw:text-style-name="P1" draw:layer="layout" svg:x1="9.25cm" svg:y1="4.6cm" svg:x2="9.25cm" svg:y2="4.767cm">
            <text:p/>
          </draw:line>
        </draw:g>
        <draw:line draw:style-name="gr6" draw:text-style-name="P1" draw:layer="layout" svg:x1="8.001cm" svg:y1="5.001cm" svg:x2="8.001cm" svg:y2="6.601cm">
          <text:p/>
        </draw:line>
        <draw:custom-shape draw:style-name="gr7" draw:text-style-name="P5" draw:layer="layout" svg:width="0.2cm" svg:height="0.2cm" svg:x="7.901cm" svg:y="6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cm" svg:height="0.2cm" svg:x="7.901cm" svg:y="5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7.701cm" svg:y1="6.201cm" svg:x2="8.301cm" svg:y2="6.201cm">
          <text:p/>
        </draw:line>
        <draw:line draw:style-name="gr6" draw:text-style-name="P1" draw:layer="layout" svg:x1="7.701cm" svg:y1="5.701cm" svg:x2="8.301cm" svg:y2="5.701cm">
          <text:p/>
        </draw:line>
        <draw:custom-shape draw:style-name="gr7" draw:text-style-name="P5" draw:layer="layout" svg:width="0.2cm" svg:height="0.2cm" svg:x="7.909cm" svg:y="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709cm" svg:y1="5.002cm" svg:x2="7.309cm" svg:y2="6.402cm">
          <text:p/>
        </draw:line>
        <draw:line draw:style-name="gr10" draw:text-style-name="P1" draw:layer="layout" svg:x1="8.709cm" svg:y1="5.003cm" svg:x2="8.109cm" svg:y2="5.603cm">
          <text:p/>
        </draw:line>
        <draw:line draw:style-name="gr11" draw:text-style-name="P1" draw:layer="layout" svg:x1="7.909cm" svg:y1="5.803cm" svg:x2="7.309cm" svg:y2="6.403cm">
          <text:p/>
        </draw:line>
        <draw:frame draw:style-name="gr12" draw:text-style-name="P6" draw:layer="layout" svg:width="0.855cm" svg:height="0.963cm" svg:x="7.256cm" svg:y="4.902cm">
          <draw:text-box>
            <text:p>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702-3493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2-01-01T17:26:23.93</meta:creation-date>
    <dc:date>2025-01-22T13:32:36.567000000</dc:date>
    <meta:editing-duration>PT10H22M10S</meta:editing-duration>
    <meta:editing-cycles>37</meta:editing-cycles>
    <meta:generator>LibreOffice/24.8.4.2$Windows_X86_64 LibreOffice_project/bb3cfa12c7b1bf994ecc5649a80400d06cd71002</meta:generator>
    <meta:print-date>2012-01-01T18:21:47.65</meta:print-date>
    <meta:document-statistic meta:object-count="240"/>
  </office:meta>
</office:document-meta>
</file>